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Liberation Mono" fo:font-size="10pt" officeooo:rsid="002ad709" officeooo:paragraph-rsid="00144653" style:font-size-asian="10pt" style:font-size-complex="10pt"/>
    </style:style>
    <style:style style:name="P2" style:family="paragraph" style:parent-style-name="Preformatted_20_Text">
      <style:paragraph-properties fo:line-height="150%"/>
      <style:text-properties style:font-name="Liberation Mono" fo:font-size="10pt" officeooo:paragraph-rsid="00144653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fde8" style:font-weight-asian="bold" style:font-weight-complex="bold"/>
    </style:style>
    <style:style style:name="T4" style:family="text">
      <style:text-properties fo:font-weight="bold" officeooo:rsid="0027823c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7fde8" style:font-weight-asian="normal" style:font-weight-complex="normal"/>
    </style:style>
    <style:style style:name="T7" style:family="text">
      <style:text-properties officeooo:rsid="0027823c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7823c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bold" style:font-style-asian="normal" style:font-style-complex="normal"/>
    </style:style>
    <style:style style:name="T11" style:family="text">
      <style:text-properties fo:font-style="normal" fo:font-weight="bold" officeooo:rsid="0027823c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color="#000000"/>
    </style:style>
    <style:style style:name="T14" style:family="text">
      <style:text-properties fo:color="#000000" fo:font-weight="bold"/>
    </style:style>
    <style:style style:name="T15" style:family="text">
      <style:text-properties fo:color="#000000" fo:font-weight="normal" style:font-weight-asian="normal" style:font-weight-complex="normal"/>
    </style:style>
    <style:style style:name="T16" style:family="text">
      <style:text-properties fo:color="#000000" officeooo:rsid="002c8dfe"/>
    </style:style>
    <style:style style:name="T17" style:family="text">
      <style:text-properties fo:color="#000000" fo:font-style="normal" style:font-style-asian="normal" style:font-style-complex="normal"/>
    </style:style>
    <style:style style:name="T18" style:family="text">
      <style:text-properties fo:color="#000000" fo:font-style="normal" officeooo:rsid="002c8dfe" style:font-style-asian="normal" style:font-style-complex="normal"/>
    </style:style>
    <style:style style:name="T19" style:family="text">
      <style:text-properties fo:color="#000000" fo:font-style="normal" officeooo:rsid="001976c9" style:font-style-asian="normal" style:font-style-complex="normal"/>
    </style:style>
    <style:style style:name="T20" style:family="text">
      <style:text-properties fo:color="#000000" fo:font-style="normal" officeooo:rsid="0027823c" style:font-style-asian="normal" style:font-style-complex="normal"/>
    </style:style>
    <style:style style:name="T21" style:family="text">
      <style:text-properties fo:color="#000000" fo:font-style="normal" officeooo:rsid="002ad709" style:font-style-asian="normal" style:font-style-complex="normal"/>
    </style:style>
    <style:style style:name="T2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color="#000000" fo:font-style="normal" fo:font-weight="normal" officeooo:rsid="001976c9" style:font-style-asian="normal" style:font-weight-asian="normal" style:font-style-complex="normal" style:font-weight-complex="normal"/>
    </style:style>
    <style:style style:name="T24" style:family="text">
      <style:text-properties fo:color="#000000" fo:font-style="normal" fo:font-weight="normal" officeooo:rsid="001aeb84" style:font-style-asian="normal" style:font-weight-asian="normal" style:font-style-complex="normal" style:font-weight-complex="normal"/>
    </style:style>
    <style:style style:name="T25" style:family="text">
      <style:text-properties fo:color="#000000" fo:font-style="normal" fo:font-weight="normal" officeooo:rsid="002ad709" style:font-style-asian="normal" style:font-weight-asian="normal" style:font-style-complex="normal" style:font-weight-complex="normal"/>
    </style:style>
    <style:style style:name="T26" style:family="text">
      <style:text-properties fo:color="#000000" fo:font-style="normal" fo:font-weight="normal" officeooo:rsid="002cef36" style:font-style-asian="normal" style:font-weight-asian="normal" style:font-style-complex="normal" style:font-weight-complex="normal"/>
    </style:style>
    <style:style style:name="T27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color="#000000" fo:font-style="normal" fo:font-weight="bold" officeooo:rsid="002ad709" style:font-style-asian="normal" style:font-weight-asian="bold" style:font-style-complex="normal" style:font-weight-complex="bold"/>
    </style:style>
    <style:style style:name="T29" style:family="text">
      <style:text-properties fo:color="#000000" fo:font-style="normal" fo:font-weight="bold" officeooo:rsid="001aeb84" style:font-style-asian="normal" style:font-weight-asian="bold" style:font-style-complex="normal" style:font-weight-complex="bold"/>
    </style:style>
    <style:style style:name="T30" style:family="text">
      <style:text-properties fo:color="#000000" fo:font-style="normal" fo:font-weight="bold" officeooo:rsid="0017fde8" style:font-style-asian="normal" style:font-weight-asian="bold" style:font-style-complex="normal" style:font-weight-complex="bold"/>
    </style:style>
    <style:style style:name="T31" style:family="text">
      <style:text-properties fo:color="#000000" fo:font-style="normal" fo:font-weight="bold" officeooo:rsid="002c8dfe" style:font-style-asian="normal" style:font-weight-asian="bold" style:font-style-complex="normal" style:font-weight-complex="bold"/>
    </style:style>
    <style:style style:name="T32" style:family="text">
      <style:text-properties fo:color="#000000" fo:font-style="normal" fo:font-weight="bold" officeooo:rsid="002cef36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fine a record pointer called <text:span text:style-name="T3">end_of_</text:span><text:span text:style-name="T4">list</text:span><text:span text:style-name="T6">.</text:span></text:p>
      <text:p text:style-name="P2">Copy from the <text:span text:style-name="T1">start </text:span><text:span text:style-name="T5">variable the address it's pointing to,</text:span> <text:span text:style-name="T7">into</text:span><text:span text:style-name="T9"> end of</text:span><text:span text:style-name="T10"> end_of_</text:span><text:span text:style-name="T11">list</text:span><text:span text:style-name="T8">.</text:span></text:p>
      <text:p text:style-name="P2"><text:span text:style-name="T14">If</text:span> (the <text:span text:style-name="T5">address being pointed to by </text:span><text:span text:style-name="T2">end_of_list</text:span> is not <text:span text:style-name="T12">NULL</text:span>)</text:p>
      <text:p text:style-name="P2"><text:span text:style-name="T13">While</text:span> <text:span text:style-name="T15">(the next</text:span><text:span text:style-name="T13"> </text:span><text:span text:style-name="T15">field of the record being pointed to by </text:span><text:span text:style-name="T13">end_of_</text:span><text:span text:style-name="T16">list</text:span><text:span text:style-name="T15"> is not <text:s/></text:span><text:span text:style-name="T17">NULL</text:span><text:span text:style-name="T22">)</text:span></text:p>
      <text:p text:style-name="P2"><text:span text:style-name="T22">Copy the next field of the record being pointed to by </text:span><text:span text:style-name="T17">end_of_</text:span><text:span text:style-name="T18">list</text:span><text:span text:style-name="T22"> </text:span><text:span text:style-name="T23">into the address pointed to by </text:span><text:span text:style-name="T19">end_of_</text:span><text:span text:style-name="T20">list</text:span><text:span text:style-name="T23">.</text:span></text:p>
      <text:p text:style-name="P2"><text:span text:style-name="T23">Define a record pointer called </text:span><text:span text:style-name="T21">temp</text:span><text:span text:style-name="T22">.</text:span></text:p>
      <text:p text:style-name="P2">Allocate space for a new record on the heap and store its address in the<text:span text:style-name="T23"> </text:span><text:span text:style-name="T28">temp</text:span><text:span text:style-name="T23">.</text:span></text:p>
      <text:p text:style-name="P2"><text:span text:style-name="T23">C</text:span><text:span text:style-name="T22">opy from the </text:span><text:span text:style-name="T24">{</text:span><text:span text:style-name="T29">u</text:span><text:span text:style-name="T27">name</text:span><text:span text:style-name="T22">, </text:span><text:span text:style-name="T29">u</text:span><text:span text:style-name="T27">yob</text:span><text:span text:style-name="T22">, </text:span><text:span text:style-name="T29">u</text:span><text:span text:style-name="T27">addr</text:span><text:span text:style-name="T22">, </text:span><text:span text:style-name="T29">u</text:span><text:span text:style-name="T27">telno</text:span><text:span text:style-name="T22">} </text:span><text:span text:style-name="T24">variables their values to the respective fields</text:span><text:span text:style-name="T22"> of the record pointed to by </text:span><text:span text:style-name="T28">temp</text:span><text:span text:style-name="T22">. </text:span></text:p>
      <text:p text:style-name="P2"><text:span text:style-name="T22">Copy the </text:span><text:span text:style-name="T30">NULL </text:span><text:span text:style-name="T22">pointer into the next field of the record pointed to by </text:span><text:span text:style-name="T28">temp</text:span><text:span text:style-name="T22">.</text:span></text:p>
      <text:p text:style-name="P2"><text:span text:style-name="T27">if</text:span><text:span text:style-name="T22"> (</text:span><text:span text:style-name="T27">start</text:span><text:span text:style-name="T22"> is pointing to </text:span><text:span text:style-name="T27">null</text:span><text:span text:style-name="T22">)</text:span></text:p>
      <text:p text:style-name="P2"><text:span text:style-name="T22">copy the address stored at </text:span><text:span text:style-name="T31">temp</text:span><text:span text:style-name="T22"> into </text:span><text:span text:style-name="T27">start</text:span></text:p>
      <text:p text:style-name="P2"><text:span text:style-name="T17">else </text:span><text:span text:style-name="T21">if </text:span><text:span text:style-name="T25">(start.next is point to null)</text:span></text:p>
      <text:p text:style-name="P2"><text:span text:style-name="T22"><text:tab/>copy the address stored at </text:span><text:span text:style-name="T32">temp</text:span><text:span text:style-name="T22"> to </text:span><text:span text:style-name="T26">the address pointed to by the next field of</text:span><text:span text:style-name="T22"> </text:span><text:span text:style-name="T27">start</text:span><text:span text:style-name="T22">.</text:span></text:p>
      <text:p text:style-name="P2">else</text:p>
      <text:p text:style-name="P2"><text:span text:style-name="T22"><text:tab/>copy </text:span><text:span text:style-name="T26">the</text:span><text:span text:style-name="T22"> address </text:span><text:span text:style-name="T26">pointed to by </text:span><text:span text:style-name="T32">temp</text:span><text:span text:style-name="T22"> to </text:span><text:span text:style-name="T26">next field of </text:span><text:span text:style-name="T27">end_of_list</text:span><text:span text:style-name="T22">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1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10:08:03.150272000</meta:creation-date>
    <dc:date>2014-09-25T10:08:39.668520000</dc:date>
    <meta:editing-duration>PT13S</meta:editing-duration>
    <meta:editing-cycles>1</meta:editing-cycles>
    <meta:document-statistic meta:table-count="0" meta:image-count="0" meta:object-count="0" meta:page-count="1" meta:paragraph-count="15" meta:word-count="174" meta:character-count="955" meta:non-whitespace-character-count="792"/>
    <meta:generator>LibreOffice/4.3.0.4$MacOSX_X86_64 LibreOffice_project/62ad5818884a2fc2e5780dd45466868d41009ec0</meta:generator>
  </office:meta>
</office:document-meta>
</file>